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Liberation Serif" fo:font-size="18pt" fo:font-weight="bold" officeooo:rsid="00144417" officeooo:paragraph-rsid="0014441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Liberation Serif" officeooo:rsid="00144417" officeooo:paragraph-rsid="0014441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iberation Serif" fo:font-style="italic" officeooo:rsid="00144417" officeooo:paragraph-rsid="00144417" style:font-style-asian="italic" style:font-style-complex="italic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erif" fo:font-style="normal" officeooo:rsid="00171b85" officeooo:paragraph-rsid="00171b85" style:font-style-asian="normal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erif" fo:font-style="normal" officeooo:rsid="0018edc2" officeooo:paragraph-rsid="0018edc2" style:font-style-asian="normal" style:font-style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font-style="normal" fo:font-weight="bold" officeooo:rsid="00144417" officeooo:paragraph-rsid="0014441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font-style="normal" fo:font-weight="bold" officeooo:rsid="00171b85" officeooo:paragraph-rsid="00171b8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Liberation Serif" officeooo:rsid="00144417" officeooo:paragraph-rsid="00144417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style:font-name="Liberation Seri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letter-spacing="normal" fo:font-style="normal" fo:font-weight="bold" officeooo:paragraph-rsid="00144417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rsid="0015eb1e" officeooo:paragraph-rsid="0015eb1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14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letter-spacing="normal" fo:font-style="normal" fo:font-weight="bold"/>
    </style:style>
    <style:style style:name="P15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bold" officeooo:paragraph-rsid="00144417" style:font-size-asian="12pt" style:font-weight-asian="bold" style:font-size-complex="12pt" style:font-weight-complex="bold"/>
    </style:style>
    <style:style style:name="P16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18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style:font-name="Liberation Serif" fo:font-size="12pt" style:font-size-asian="12pt" style:font-size-complex="12pt"/>
    </style:style>
    <style:style style:name="P19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Liberation Serif" fo:font-size="12pt" fo:letter-spacing="normal" fo:font-style="normal" fo:font-weight="bold" style:font-size-asian="12pt" style:font-size-complex="12pt"/>
    </style:style>
    <style:style style:name="P20" style:family="paragraph" style:parent-style-name="Heading_20_2">
      <style:paragraph-properties fo:margin-top="0cm" fo:margin-bottom="0cm" loext:contextual-spacing="false" fo:line-height="100%"/>
      <style:text-properties fo:font-variant="normal" fo:text-transform="none" fo:color="#24292e" style:font-name="Liberation Serif" fo:font-size="12pt" fo:letter-spacing="normal" fo:font-style="normal" fo:font-weight="bold" officeooo:rsid="00144417" officeooo:paragraph-rsid="00144417" style:font-size-asian="12pt" style:font-style-asian="italic" style:font-size-complex="12pt" style:font-style-complex="italic"/>
    </style:style>
    <style:style style:name="P21" style:family="paragraph" style:parent-style-name="Heading_20_4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style:font-weight-asian="normal" style:font-weight-complex="normal"/>
    </style:style>
    <style:style style:name="P22" style:family="paragraph" style:parent-style-name="Heading_20_4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15eb1e"/>
    </style:style>
    <style:style style:name="P23" style:family="paragraph" style:parent-style-name="Heading_20_4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24" style:family="paragraph" style:parent-style-name="Heading_20_4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weight="normal" officeooo:paragraph-rsid="0015eb1e" style:font-weight-asian="normal" style:font-weight-complex="normal"/>
    </style:style>
    <style:style style:name="T1" style:family="text">
      <style:text-properties officeooo:rsid="00144417"/>
    </style:style>
    <style:style style:name="T2" style:family="text">
      <style:text-properties fo:font-size="12pt" fo:font-weight="normal" officeooo:rsid="00144417"/>
    </style:style>
    <style:style style:name="T3" style:family="text">
      <style:text-properties fo:font-variant="normal" fo:text-transform="none" fo:color="#24292e" fo:letter-spacing="normal" fo:font-style="normal" fo:font-weight="bold"/>
    </style:style>
    <style:style style:name="T4" style:family="text">
      <style:text-properties fo:font-variant="normal" fo:text-transform="none" fo:color="#24292e" fo:font-size="12pt" fo:letter-spacing="normal" fo:font-style="normal" fo:font-weight="normal"/>
    </style:style>
    <style:style style:name="T5" style:family="text">
      <style:text-properties fo:font-variant="normal" fo:text-transform="none" fo:color="#24292e" fo:font-size="12pt" fo:letter-spacing="normal" fo:font-style="normal" fo:font-weight="normal" officeooo:rsid="00144417"/>
    </style:style>
    <style:style style:name="T6" style:family="text">
      <style:text-properties fo:font-variant="normal" fo:text-transform="none" fo:color="#24292e" fo:font-size="12pt" fo:letter-spacing="normal" fo:font-style="normal" fo:font-weight="normal" officeooo:rsid="0015eb1e"/>
    </style:style>
    <style:style style:name="T7" style:family="text">
      <style:text-properties fo:font-variant="normal" fo:text-transform="none" fo:color="#24292e" style:font-name="Liberation Serif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fo:font-weight="normal" officeooo:rsid="0015eb1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4292e" style:font-name="Liberation Serif" fo:font-size="12pt" fo:letter-spacing="normal" fo:font-style="normal" fo:font-weight="normal" officeooo:rsid="00171b85" style:font-weight-asian="normal" style:font-weight-complex="normal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officeooo:rsid="0015eb1e"/>
    </style:style>
    <style:style style:name="T13" style:family="text">
      <style:text-properties officeooo:rsid="0015eb1e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15eb1e" style:font-weight-asian="normal" style:font-weight-complex="normal"/>
    </style:style>
    <style:style style:name="T16" style:family="text">
      <style:text-properties officeooo:rsid="00171b85"/>
    </style:style>
    <style:style style:name="T17" style:family="text">
      <style:text-properties officeooo:rsid="0018edc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IL DU 18 AU 22 NOVEMBRE 2019</text:p>
      <text:p text:style-name="P2"/>
      <text:p text:style-name="P2"/>
      <text:p text:style-name="P6">I PREPARATION ET INSTALLATION DES APPLICATIONS</text:p>
      <text:h text:style-name="P20" text:outline-level="2"/>
      <text:h text:style-name="P20" text:outline-level="2">UBUNTU</text:h>
      <text:p text:style-name="P8"><text:span text:style-name="T4">Récupération d’un pc linux et vérification de l’environnement Ubuntu 18.04</text:span></text:p>
      <text:h text:style-name="P18" text:outline-level="2"><text:span text:style-name="T3"/></text:h>
      <text:h text:style-name="P18" text:outline-level="2"><text:bookmark text:name="user-content-chrome-browser"/><text:span text:style-name="T3">CHROME BROWSER</text:span></text:h>
      <text:h text:style-name="P16" text:outline-level="3"><text:bookmark text:name="user-content-installer-navigateur-chrome-avec-le-terminal-en-ligne-de-commande"/>Install<text:span text:style-name="T1">ation du </text:span><text:s/>navigateur Chrome avec le terminal (en ligne de commande)</text:h>
      <text:p text:style-name="P10"/>
      <text:p text:style-name="P10"><text:span text:style-name="T1">GMAIL</text:span></text:p>
      <text:p text:style-name="P10"><text:span text:style-name="T2">Création de l’adresse mail : amaria.boualam.data@gmail.com</text:span></text:p>
      <text:h text:style-name="P15" text:outline-level="3"/>
      <text:h text:style-name="P15" text:outline-level="3"><text:bookmark text:name="user-content-install-discord"/><text:span text:style-name="T1">DISCORD</text:span></text:h>
      <text:p text:style-name="P9"><text:span text:style-name="T5">Installation de </text:span><text:span text:style-name="T4">Discord </text:span><text:span text:style-name="T6">et </text:span></text:p>
      <text:h text:style-name="P19" text:outline-level="2"/>
      <text:h text:style-name="P19" text:outline-level="2"><text:bookmark text:name="user-content-git"/>GIT</text:h>
      <text:h text:style-name="P17" text:outline-level="3"><text:bookmark text:name="user-content-créer-un-compte-sur-github"/><text:span text:style-name="T9">Création d’</text:span><text:span text:style-name="T8">un compte sur github</text:span></text:h>
      <text:h text:style-name="P21" text:outline-level="4"><text:bookmark text:name="user-content-créer-un-nouveau-dépôt"/><text:span text:style-name="T13">Création d’</text:span>un nouveau dépôt : « <text:span text:style-name="T13">Hello world »</text:span></text:h>
      <text:p text:style-name="P11">Création de Git en local</text:p>
      <text:h text:style-name="P14" text:outline-level="3"><text:bookmark text:name="user-content-git-en-local"/>Git en local</text:h>
      <text:h text:style-name="P24" text:outline-level="4"><text:span text:style-name="T12">Installation de Git sur le pc </text:span></text:h>
      <text:h text:style-name="P21" text:outline-level="4"><text:bookmark text:name="user-content-clone-du-dépôt-hello-word-en-local"/>Clone du dépôt "hello-word" en local</text:h>
      <text:p text:style-name="P13"><text:span text:style-name="Source_20_Text"><text:span text:style-name="T7"/></text:span></text:p>
      <text:h text:style-name="P21" text:outline-level="4"><text:bookmark text:name="user-content-vérifier-les-clés-ssh-existantes-ssh-keys-présent-en-local-sur-notre-laptop-avec-la-commande"/>Vérifi<text:span text:style-name="T13">cation des</text:span> clés SSH existantes (SSH Keys) présent<text:span text:style-name="T13">es</text:span> en local </text:h>
      <text:h text:style-name="P21" text:outline-level="4"><text:bookmark text:name="user-content-ajouter-les-clés-ssh-ssh-key-à-ssh-agent"/><text:span text:style-name="T13">A</text:span>jo<text:span text:style-name="T13">ut</text:span> les clés SSH (SSH Key) à ssh-agent</text:h>
      <text:h text:style-name="P22" text:outline-level="4"><text:bookmark text:name="user-content-ajouter-notre-clé-ssh-ssh-key"/><text:span text:style-name="T15">Ajout</text:span><text:span text:style-name="T14"> notre clé SSH (SSH key)</text:span></text:h>
      <text:h text:style-name="P22" text:outline-level="4"><text:span text:style-name="T15">Enregistrement de</text:span> la clé publique dans <text:span text:style-name="T13">le</text:span> compte sur github.com :</text:h>
      <text:p text:style-name="P12"><text:bookmark text:name="user-content-tester-la-connexion-ssh-avec-github"/>Test <text:span text:style-name="T16">de </text:span>la connexion SSH avec github</text:p>
      <text:h text:style-name="P23" text:outline-level="4"><text:span text:style-name="T11">A</text:span><text:span text:style-name="T10">ctiv</text:span><text:span text:style-name="T11">ation d</text:span><text:span text:style-name="T10">es connexions SSH avec HTTP</text:span></text:h>
      <text:p text:style-name="P3"/>
      <text:p text:style-name="P7">COURS :</text:p>
      <text:p text:style-name="P4"/>
      <text:p text:style-name="P4">Les bases de données </text:p>
      <text:p text:style-name="P4"><text:tab/>avec installation de MySQL</text:p>
      <text:p text:style-name="P4">Les requêtes avec :</text:p>
      <text:p text:style-name="P4"><text:tab/>Création d’une BDD : SIMPLON et intégration de la table « jeux_video.sql »</text:p>
      <text:p text:style-name="P4"><text:tab/>Exercices sur les requêtes </text:p>
      <text:p text:style-name="P4">Python avec :</text:p>
      <text:p text:style-name="P4"><text:tab/>Installation d’Ancaconda et mise en pratique sur Jupyter Notebook <text:span text:style-name="T17">(exercices)</text:span></text:p>
      <text:p text:style-name="P5"><text:tab/>Les listes, les boucles et les conditions sous Python</text:p>
      <text:p text:style-name="P5">Les algorithmes (Entrée, traitement, sortie) avec :</text:p>
      <text:p text:style-name="P5"><text:tab/>exercice : FETEKADO</text:p>
      <text:p text:style-name="P5">L’exploration des données : avec :</text:p>
      <text:p text:style-name="P5"><text:tab/>Exercices statistiques et graph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3:52:34.133576462</meta:creation-date>
    <dc:date>2019-11-25T00:34:24.925283116</dc:date>
    <meta:editing-duration>PT7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05" meta:character-count="1265" meta:non-whitespace-character-count="1083"/>
  </office:meta>
</office:document-meta>
</file>